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10c823" style:font-size-asian="12pt" style:font-name-complex="Times New Roman1" style:font-size-complex="12pt"/>
    </style:style>
    <style:style style:name="P2" style:family="paragraph" style:parent-style-name="Standard">
      <style:text-properties officeooo:paragraph-rsid="0010c823"/>
    </style:style>
    <style:style style:name="P3" style:family="paragraph" style:parent-style-name="List_20_Paragraph">
      <style:paragraph-properties fo:margin-left="1.27cm" fo:margin-right="0cm" fo:text-indent="0cm" style:auto-text-indent="false"/>
      <style:text-properties style:font-name="Times New Roman" fo:font-size="12pt" officeooo:paragraph-rsid="0010c823" style:font-size-asian="12pt" style:font-name-complex="Times New Roman1" style:font-size-complex="12pt"/>
    </style:style>
    <style:style style:name="P4" style:family="paragraph" style:parent-style-name="List_20_Paragraph">
      <style:paragraph-properties fo:margin-left="1.27cm" fo:margin-right="0cm" fo:text-indent="0cm" style:auto-text-indent="false"/>
      <style:text-properties officeooo:paragraph-rsid="0010c823"/>
    </style:style>
    <style:style style:name="P5" style:family="paragraph" style:parent-style-name="List_20_Paragraph" style:list-style-name="WWNum1">
      <style:text-properties officeooo:paragraph-rsid="0010c823"/>
    </style:style>
    <style:style style:name="P6" style:family="paragraph" style:parent-style-name="List_20_Paragraph">
      <style:text-properties style:font-name="Times New Roman" fo:font-size="12pt" officeooo:paragraph-rsid="0010c823" style:font-size-asian="12pt" style:font-name-complex="Times New Roman1" style:font-size-complex="12pt"/>
    </style:style>
    <style:style style:name="P7" style:family="paragraph" style:parent-style-name="List_20_Paragraph">
      <style:text-properties officeooo:paragraph-rsid="0010c823"/>
    </style:style>
    <style:style style:name="P8" style:family="paragraph" style:parent-style-name="Default">
      <style:text-properties officeooo:paragraph-rsid="0010c823"/>
    </style:style>
    <style:style style:name="P9" style:family="paragraph" style:parent-style-name="Default" style:master-page-name="Standard">
      <style:paragraph-properties style:page-number="auto"/>
      <style:text-properties officeooo:paragraph-rsid="0010c823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Create an Articles Collection and perform basic operations (CRUD) like Insert, Display, Update and Delete operations. Eg.Articles(Tittle, Content, Author, Author_age, Dop, Category, Comment). Comment is an embedded document also an array. Comment may consists of Name, Remarks keys. Also perform the following Queries using logical operators </text:p>
      <text:p text:style-name="P8"/>
      <text:list xml:id="list7811034573449646676" text:style-name="WWNum1">
        <text:list-item>
          <text:p text:style-name="P5"><text:span text:style-name="T1">Insert couple of Documents. </text:span></text:p>
        </text:list-item>
      </text:list>
      <text:p text:style-name="P7"><text:span text:style-name="T1">db.ar.find().pretty()</text:span></text:p>
      <text:p text:style-name="P7"><text:span text:style-name="T1">{</text:span></text:p>
      <text:p text:style-name="P7"><text:span text:style-name="T1"><text:tab/>"_id" : ObjectId("59b77c07afd8d3e6b05304d7"),</text:span></text:p>
      <text:p text:style-name="P7"><text:span text:style-name="T1"><text:tab/>"Title" : "C",</text:span></text:p>
      <text:p text:style-name="P7"><text:span text:style-name="T1"><text:tab/>"Content" : "Procedural language",</text:span></text:p>
      <text:p text:style-name="P7"><text:span text:style-name="T1"><text:tab/>"Author" : "Yashwant Kanetkar",</text:span></text:p>
      <text:p text:style-name="P7"><text:span text:style-name="T1"><text:tab/>"Author_age" : 25,</text:span></text:p>
      <text:p text:style-name="P7"><text:span text:style-name="T1"><text:tab/>"DOP" : ISODate("2016-05-13T00:00:00Z"),</text:span></text:p>
      <text:p text:style-name="P7"><text:span text:style-name="T1"><text:tab/>"Category" : "IT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andesh",</text:span></text:p>
      <text:p text:style-name="P7"><text:span text:style-name="T1"><text:tab/><text:tab/><text:tab/>"Remarks" : "Very Good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Ravi",</text:span></text:p>
      <text:p text:style-name="P7"><text:span text:style-name="T1"><text:tab/><text:tab/><text:tab/>"Remarks" : "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77d2cafd8d3e6b05304d8"),</text:span></text:p>
      <text:p text:style-name="P7"><text:span text:style-name="T1"><text:tab/>"Title" : "C++",</text:span></text:p>
      <text:p text:style-name="P7"><text:span text:style-name="T1"><text:tab/>"Content" : "OOP",</text:span></text:p>
      <text:p text:style-name="P7"><text:span text:style-name="T1"><text:tab/>"Author" : "Robert Lafore",</text:span></text:p>
      <text:p text:style-name="P7"><text:span text:style-name="T1"><text:tab/>"Author_age" : 35,</text:span></text:p>
      <text:p text:style-name="P7"><text:span text:style-name="T1"><text:tab/>"DOP" : ISODate("2010-07-16T00:00:00Z"),</text:span></text:p>
      <text:p text:style-name="P7"><text:span text:style-name="T1"><text:tab/>"Category" : "IT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ishi",</text:span></text:p>
      <text:p text:style-name="P7"><text:span text:style-name="T1"><text:tab/><text:tab/><text:tab/>"Remarks" : "Good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Carol",</text:span></text:p>
      <text:p text:style-name="P7"><text:span text:style-name="T1"><text:tab/><text:tab/><text:tab/>"Remarks" : "Ok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77e72afd8d3e6b05304d9"),</text:span></text:p>
      <text:p text:style-name="P7"><text:span text:style-name="T1"><text:tab/>"Title" : "Java",</text:span></text:p>
      <text:p text:style-name="P7"><text:span text:style-name="T1"><text:tab/>"Content" : "OOP",</text:span></text:p>
      <text:p text:style-name="P7"><text:span text:style-name="T1"><text:tab/>"Author" : "HeadFirst",</text:span></text:p>
      <text:p text:style-name="P7"><text:span text:style-name="T1"><text:tab/>"Author_age" : 45,</text:span></text:p>
      <text:p text:style-name="P7"><text:soft-page-break/><text:span text:style-name="T1"><text:tab/>"DOP" : ISODate("2000-01-16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ohan",</text:span></text:p>
      <text:p text:style-name="P7"><text:span text:style-name="T1"><text:tab/><text:tab/><text:tab/>"Remarks" : "Okay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Julie",</text:span></text:p>
      <text:p text:style-name="P7"><text:span text:style-name="T1"><text:tab/><text:tab/><text:tab/>"Remarks" : "Not 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77f2fafd8d3e6b05304da"),</text:span></text:p>
      <text:p text:style-name="P7"><text:span text:style-name="T1"><text:tab/>"Title" : "CN",</text:span></text:p>
      <text:p text:style-name="P7"><text:span text:style-name="T1"><text:tab/>"Content" : "computer networks",</text:span></text:p>
      <text:p text:style-name="P7"><text:span text:style-name="T1"><text:tab/>"Author" : "Forouzan",</text:span></text:p>
      <text:p text:style-name="P7"><text:span text:style-name="T1"><text:tab/>"Author_age" : 55,</text:span></text:p>
      <text:p text:style-name="P7"><text:span text:style-name="T1"><text:tab/>"DOP" : ISODate("2004-09-16T00:00:00Z"),</text:span></text:p>
      <text:p text:style-name="P7"><text:span text:style-name="T1"><text:tab/>"Category" : "IT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ohan",</text:span></text:p>
      <text:p text:style-name="P7"><text:span text:style-name="T1"><text:tab/><text:tab/><text:tab/>"Remarks" : "Best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Sam",</text:span></text:p>
      <text:p text:style-name="P7"><text:span text:style-name="T1"><text:tab/><text:tab/><text:tab/>"Remarks" : "Great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list xml:id="list191360410216348" text:continue-numbering="true" text:style-name="WWNum1">
        <text:list-item>
          <text:p text:style-name="P5"><text:span text:style-name="T1">Display <text:s/>the fisrt document found in db;</text:span></text:p>
        </text:list-item>
      </text:list>
      <text:p text:style-name="P7"><text:span text:style-name="T1"><text:s/>db.ar.findOne();</text:span></text:p>
      <text:p text:style-name="P7"><text:span text:style-name="T1">{</text:span></text:p>
      <text:p text:style-name="P7"><text:span text:style-name="T1"><text:tab/>"_id" : ObjectId("59b77c07afd8d3e6b05304d7"),</text:span></text:p>
      <text:p text:style-name="P7"><text:span text:style-name="T1"><text:tab/>"Title" : "C",</text:span></text:p>
      <text:p text:style-name="P7"><text:span text:style-name="T1"><text:tab/>"Content" : "Procedural language",</text:span></text:p>
      <text:p text:style-name="P7"><text:span text:style-name="T1"><text:tab/>"Author" : "Yashwant Kanetkar",</text:span></text:p>
      <text:p text:style-name="P7"><text:span text:style-name="T1"><text:tab/>"Author_age" : 25,</text:span></text:p>
      <text:p text:style-name="P7"><text:span text:style-name="T1"><text:tab/>"DOP" : ISODate("2016-05-13T00:00:00Z"),</text:span></text:p>
      <text:p text:style-name="P7"><text:span text:style-name="T1"><text:tab/>"Category" : "IT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andesh",</text:span></text:p>
      <text:p text:style-name="P7"><text:span text:style-name="T1"><text:tab/><text:tab/><text:tab/>"Remarks" : "Very Good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Ravi",</text:span></text:p>
      <text:p text:style-name="P7"><text:span text:style-name="T1"><text:tab/><text:tab/><text:tab/>"Remarks" : "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oft-page-break/><text:span text:style-name="T1">}</text:span></text:p>
      <text:list xml:id="list191358477630648" text:continue-numbering="true" text:style-name="WWNum1">
        <text:list-item>
          <text:p text:style-name="P5"><text:span text:style-name="T1">Display first document belonging to a certain Author say “Sharma” found in db.</text:span></text:p>
        </text:list-item>
      </text:list>
      <text:p text:style-name="P7"><text:span text:style-name="T1">db.ar.findOne({Author:"Robert Lafore"})</text:span></text:p>
      <text:p text:style-name="P7"><text:span text:style-name="T1">{</text:span></text:p>
      <text:p text:style-name="P7"><text:span text:style-name="T1"><text:tab/>"_id" : ObjectId("59b77d2cafd8d3e6b05304d8"),</text:span></text:p>
      <text:p text:style-name="P7"><text:span text:style-name="T1"><text:tab/>"Title" : "C++",</text:span></text:p>
      <text:p text:style-name="P7"><text:span text:style-name="T1"><text:tab/>"Content" : "OOP",</text:span></text:p>
      <text:p text:style-name="P7"><text:span text:style-name="T1"><text:tab/>"Author" : "Robert Lafore",</text:span></text:p>
      <text:p text:style-name="P7"><text:span text:style-name="T1"><text:tab/>"Author_age" : 35,</text:span></text:p>
      <text:p text:style-name="P7"><text:span text:style-name="T1"><text:tab/>"DOP" : ISODate("2010-07-16T00:00:00Z"),</text:span></text:p>
      <text:p text:style-name="P7"><text:span text:style-name="T1"><text:tab/>"Category" : "IT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ishi",</text:span></text:p>
      <text:p text:style-name="P7"><text:span text:style-name="T1"><text:tab/><text:tab/><text:tab/>"Remarks" : "Good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Carol",</text:span></text:p>
      <text:p text:style-name="P7"><text:span text:style-name="T1"><text:tab/><text:tab/><text:tab/>"Remarks" : "Ok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list xml:id="list191359228651033" text:continue-numbering="true" text:style-name="WWNum1">
        <text:list-item>
          <text:p text:style-name="P5"><text:span text:style-name="T1">Modify the comment made by certain person on a certain article.</text:span></text:p>
        </text:list-item>
      </text:list>
      <text:p text:style-name="P7"><text:span text:style-name="T1">db.ar.update({Title:"C++","Comment.Name":"Rishi"},{$set:{"Comment.$.Remarks":"Nice"}})</text:span></text:p>
      <text:p text:style-name="P7"><text:span text:style-name="T1">WriteResult({ "nMatched" : 1, "nUpserted" : 0, "nModified" : 1 })</text:span></text:p>
      <text:p text:style-name="P7"><text:span text:style-name="T1">&gt; db.ar.findOne({Title:"C++"})</text:span></text:p>
      <text:p text:style-name="P7"><text:span text:style-name="T1">{</text:span></text:p>
      <text:p text:style-name="P7"><text:span text:style-name="T1"><text:tab/>"_id" : ObjectId("59b77d2cafd8d3e6b05304d8"),</text:span></text:p>
      <text:p text:style-name="P7"><text:span text:style-name="T1"><text:tab/>"Title" : "C++",</text:span></text:p>
      <text:p text:style-name="P7"><text:span text:style-name="T1"><text:tab/>"Content" : "OOP",</text:span></text:p>
      <text:p text:style-name="P7"><text:span text:style-name="T1"><text:tab/>"Author" : "Robert Lafore",</text:span></text:p>
      <text:p text:style-name="P7"><text:span text:style-name="T1"><text:tab/>"Author_age" : 35,</text:span></text:p>
      <text:p text:style-name="P7"><text:span text:style-name="T1"><text:tab/>"DOP" : ISODate("2010-07-16T00:00:00Z"),</text:span></text:p>
      <text:p text:style-name="P7"><text:span text:style-name="T1"><text:tab/>"Category" : "IT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ishi",</text:span></text:p>
      <text:p text:style-name="P7"><text:span text:style-name="T1"><text:tab/><text:tab/><text:tab/>"Remarks" : "Nice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Carol",</text:span></text:p>
      <text:p text:style-name="P7"><text:span text:style-name="T1"><text:tab/><text:tab/><text:tab/>"Remarks" : "Ok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list xml:id="list191358575380735" text:continue-numbering="true" text:style-name="WWNum1">
        <text:list-item>
          <text:p text:style-name="P5"><text:span text:style-name="T1">Insert record with save method with and without objectID</text:span></text:p>
        </text:list-item>
      </text:list>
      <text:p text:style-name="P4"><text:span text:style-name="T2">db.ar.save({_id:1,Title:"DBMS",Content:"Database",Author:"Silberscahtz",Author_age:40,DOP:ISODate("2002-06-07"),Category:"Comp",Comment:[{Name:"Shai",Remarks:"Great"},{Name:"Dabang",Remarks:"Okk"}]})</text:span></text:p>
      <text:p text:style-name="P4"><text:span text:style-name="T2">WriteResult({ "nMatched" : 0, "nUpserted" : 1, "nModified" : 0, "_id" : 1 })</text:span></text:p>
      <text:p text:style-name="P4"><text:soft-page-break/><text:span text:style-name="T2">&gt; db.ar.save({Title:"TOC",Content:"Computation",Author:"Kapil-Mishra",Author_age:44,DOP:ISODate("2005-06-07"),Category:"IT",Comment:[{Name:"Hope",Remarks:"Good Book"},{Name:"Sallu",Remarks:"Nice book!"}]})</text:span></text:p>
      <text:p text:style-name="P4"><text:span text:style-name="T2">WriteResult({ "nInserted" : 1 })</text:span></text:p>
      <text:p text:style-name="P4"><text:span text:style-name="T2">&gt; db.ar.find().pretty()</text:span></text:p>
      <text:p text:style-name="P4"><text:span text:style-name="T2">{</text:span></text:p>
      <text:p text:style-name="P4"><text:span text:style-name="T2"><text:tab/>"_id" : ObjectId("59b77c07afd8d3e6b05304d7"),</text:span></text:p>
      <text:p text:style-name="P4"><text:span text:style-name="T2"><text:tab/>"Title" : "C",</text:span></text:p>
      <text:p text:style-name="P4"><text:span text:style-name="T2"><text:tab/>"Content" : "Procedural language",</text:span></text:p>
      <text:p text:style-name="P4"><text:span text:style-name="T2"><text:tab/>"Author" : "Yashwant Kanetkar",</text:span></text:p>
      <text:p text:style-name="P4"><text:span text:style-name="T2"><text:tab/>"Author_age" : 25,</text:span></text:p>
      <text:p text:style-name="P4"><text:span text:style-name="T2"><text:tab/>"DOP" : ISODate("2016-05-13T00:00:00Z"),</text:span></text:p>
      <text:p text:style-name="P4"><text:span text:style-name="T2"><text:tab/>"Category" : "IT",</text:span></text:p>
      <text:p text:style-name="P4"><text:span text:style-name="T2"><text:tab/>"Comment" : [</text:span></text:p>
      <text:p text:style-name="P4"><text:span text:style-name="T2"><text:tab/><text:tab/>{</text:span></text:p>
      <text:p text:style-name="P4"><text:span text:style-name="T2"><text:tab/><text:tab/><text:tab/>"Name" : "Sandesh",</text:span></text:p>
      <text:p text:style-name="P4"><text:span text:style-name="T2"><text:tab/><text:tab/><text:tab/>"Remarks" : "Very Good"</text:span></text:p>
      <text:p text:style-name="P4"><text:span text:style-name="T2"><text:tab/><text:tab/>},</text:span></text:p>
      <text:p text:style-name="P4"><text:span text:style-name="T2"><text:tab/><text:tab/>{</text:span></text:p>
      <text:p text:style-name="P4"><text:span text:style-name="T2"><text:tab/><text:tab/><text:tab/>"Name" : "Ravi",</text:span></text:p>
      <text:p text:style-name="P4"><text:span text:style-name="T2"><text:tab/><text:tab/><text:tab/>"Remarks" : "Nice"</text:span></text:p>
      <text:p text:style-name="P4"><text:span text:style-name="T2"><text:tab/><text:tab/>}</text:span></text:p>
      <text:p text:style-name="P4"><text:span text:style-name="T2"><text:tab/>]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b77d2cafd8d3e6b05304d8"),</text:span></text:p>
      <text:p text:style-name="P4"><text:span text:style-name="T2"><text:tab/>"Title" : "C++",</text:span></text:p>
      <text:p text:style-name="P4"><text:span text:style-name="T2"><text:tab/>"Content" : "OOP",</text:span></text:p>
      <text:p text:style-name="P4"><text:span text:style-name="T2"><text:tab/>"Author" : "Robert Lafore",</text:span></text:p>
      <text:p text:style-name="P4"><text:span text:style-name="T2"><text:tab/>"Author_age" : 35,</text:span></text:p>
      <text:p text:style-name="P4"><text:span text:style-name="T2"><text:tab/>"DOP" : ISODate("2010-07-16T00:00:00Z"),</text:span></text:p>
      <text:p text:style-name="P4"><text:span text:style-name="T2"><text:tab/>"Category" : "IT",</text:span></text:p>
      <text:p text:style-name="P4"><text:span text:style-name="T2"><text:tab/>"Comment" : [</text:span></text:p>
      <text:p text:style-name="P4"><text:span text:style-name="T2"><text:tab/><text:tab/>{</text:span></text:p>
      <text:p text:style-name="P4"><text:span text:style-name="T2"><text:tab/><text:tab/><text:tab/>"Name" : "Rishi",</text:span></text:p>
      <text:p text:style-name="P4"><text:span text:style-name="T2"><text:tab/><text:tab/><text:tab/>"Remarks" : "Nice"</text:span></text:p>
      <text:p text:style-name="P4"><text:span text:style-name="T2"><text:tab/><text:tab/>},</text:span></text:p>
      <text:p text:style-name="P4"><text:span text:style-name="T2"><text:tab/><text:tab/>{</text:span></text:p>
      <text:p text:style-name="P4"><text:span text:style-name="T2"><text:tab/><text:tab/><text:tab/>"Name" : "Carol",</text:span></text:p>
      <text:p text:style-name="P4"><text:span text:style-name="T2"><text:tab/><text:tab/><text:tab/>"Remarks" : "Ok"</text:span></text:p>
      <text:p text:style-name="P4"><text:span text:style-name="T2"><text:tab/><text:tab/>}</text:span></text:p>
      <text:p text:style-name="P4"><text:span text:style-name="T2"><text:tab/>]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b77e72afd8d3e6b05304d9"),</text:span></text:p>
      <text:p text:style-name="P4"><text:span text:style-name="T2"><text:tab/>"Title" : "Java",</text:span></text:p>
      <text:p text:style-name="P4"><text:span text:style-name="T2"><text:tab/>"Content" : "OOP",</text:span></text:p>
      <text:p text:style-name="P4"><text:span text:style-name="T2"><text:tab/>"Author" : "HeadFirst",</text:span></text:p>
      <text:p text:style-name="P4"><text:span text:style-name="T2"><text:tab/>"Author_age" : 45,</text:span></text:p>
      <text:p text:style-name="P4"><text:span text:style-name="T2"><text:tab/>"DOP" : ISODate("2000-01-16T00:00:00Z"),</text:span></text:p>
      <text:p text:style-name="P4"><text:span text:style-name="T2"><text:tab/>"Category" : "COMP",</text:span></text:p>
      <text:p text:style-name="P4"><text:span text:style-name="T2"><text:tab/>"Comment" : [</text:span></text:p>
      <text:p text:style-name="P4"><text:soft-page-break/><text:span text:style-name="T2"><text:tab/><text:tab/>{</text:span></text:p>
      <text:p text:style-name="P4"><text:span text:style-name="T2"><text:tab/><text:tab/><text:tab/>"Name" : "Rohan",</text:span></text:p>
      <text:p text:style-name="P4"><text:span text:style-name="T2"><text:tab/><text:tab/><text:tab/>"Remarks" : "Okay"</text:span></text:p>
      <text:p text:style-name="P4"><text:span text:style-name="T2"><text:tab/><text:tab/>},</text:span></text:p>
      <text:p text:style-name="P4"><text:span text:style-name="T2"><text:tab/><text:tab/>{</text:span></text:p>
      <text:p text:style-name="P4"><text:span text:style-name="T2"><text:tab/><text:tab/><text:tab/>"Name" : "Julie",</text:span></text:p>
      <text:p text:style-name="P4"><text:span text:style-name="T2"><text:tab/><text:tab/><text:tab/>"Remarks" : "Not nice"</text:span></text:p>
      <text:p text:style-name="P4"><text:span text:style-name="T2"><text:tab/><text:tab/>}</text:span></text:p>
      <text:p text:style-name="P4"><text:span text:style-name="T2"><text:tab/>]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b77f2fafd8d3e6b05304da"),</text:span></text:p>
      <text:p text:style-name="P4"><text:span text:style-name="T2"><text:tab/>"Title" : "CN",</text:span></text:p>
      <text:p text:style-name="P4"><text:span text:style-name="T2"><text:tab/>"Content" : "computer networks",</text:span></text:p>
      <text:p text:style-name="P4"><text:span text:style-name="T2"><text:tab/>"Author" : "Forouzan",</text:span></text:p>
      <text:p text:style-name="P4"><text:span text:style-name="T2"><text:tab/>"Author_age" : 55,</text:span></text:p>
      <text:p text:style-name="P4"><text:span text:style-name="T2"><text:tab/>"DOP" : ISODate("2004-09-16T00:00:00Z"),</text:span></text:p>
      <text:p text:style-name="P4"><text:span text:style-name="T2"><text:tab/>"Category" : "IT",</text:span></text:p>
      <text:p text:style-name="P4"><text:span text:style-name="T2"><text:tab/>"Comment" : [</text:span></text:p>
      <text:p text:style-name="P4"><text:span text:style-name="T2"><text:tab/><text:tab/>{</text:span></text:p>
      <text:p text:style-name="P4"><text:span text:style-name="T2"><text:tab/><text:tab/><text:tab/>"Name" : "Sohan",</text:span></text:p>
      <text:p text:style-name="P4"><text:span text:style-name="T2"><text:tab/><text:tab/><text:tab/>"Remarks" : "Best"</text:span></text:p>
      <text:p text:style-name="P4"><text:span text:style-name="T2"><text:tab/><text:tab/>},</text:span></text:p>
      <text:p text:style-name="P4"><text:span text:style-name="T2"><text:tab/><text:tab/>{</text:span></text:p>
      <text:p text:style-name="P4"><text:span text:style-name="T2"><text:tab/><text:tab/><text:tab/>"Name" : "Sam",</text:span></text:p>
      <text:p text:style-name="P4"><text:span text:style-name="T2"><text:tab/><text:tab/><text:tab/>"Remarks" : "Great"</text:span></text:p>
      <text:p text:style-name="P4"><text:span text:style-name="T2"><text:tab/><text:tab/>}</text:span></text:p>
      <text:p text:style-name="P4"><text:span text:style-name="T2"><text:tab/>]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1,</text:span></text:p>
      <text:p text:style-name="P4"><text:span text:style-name="T2"><text:tab/>"Title" : "DBMS",</text:span></text:p>
      <text:p text:style-name="P4"><text:span text:style-name="T2"><text:tab/>"Content" : "Database",</text:span></text:p>
      <text:p text:style-name="P4"><text:span text:style-name="T2"><text:tab/>"Author" : "Silberscahtz",</text:span></text:p>
      <text:p text:style-name="P4"><text:span text:style-name="T2"><text:tab/>"Author_age" : 40,</text:span></text:p>
      <text:p text:style-name="P4"><text:span text:style-name="T2"><text:tab/>"DOP" : ISODate("2002-06-07T00:00:00Z"),</text:span></text:p>
      <text:p text:style-name="P4"><text:span text:style-name="T2"><text:tab/>"Category" : "Comp",</text:span></text:p>
      <text:p text:style-name="P4"><text:span text:style-name="T2"><text:tab/>"Comment" : [</text:span></text:p>
      <text:p text:style-name="P4"><text:span text:style-name="T2"><text:tab/><text:tab/>{</text:span></text:p>
      <text:p text:style-name="P4"><text:span text:style-name="T2"><text:tab/><text:tab/><text:tab/>"Name" : "Shai",</text:span></text:p>
      <text:p text:style-name="P4"><text:span text:style-name="T2"><text:tab/><text:tab/><text:tab/>"Remarks" : "Great"</text:span></text:p>
      <text:p text:style-name="P4"><text:span text:style-name="T2"><text:tab/><text:tab/>},</text:span></text:p>
      <text:p text:style-name="P4"><text:span text:style-name="T2"><text:tab/><text:tab/>{</text:span></text:p>
      <text:p text:style-name="P4"><text:span text:style-name="T2"><text:tab/><text:tab/><text:tab/>"Name" : "Dabang",</text:span></text:p>
      <text:p text:style-name="P4"><text:span text:style-name="T2"><text:tab/><text:tab/><text:tab/>"Remarks" : "Okk"</text:span></text:p>
      <text:p text:style-name="P4"><text:span text:style-name="T2"><text:tab/><text:tab/>}</text:span></text:p>
      <text:p text:style-name="P4"><text:span text:style-name="T2"><text:tab/>]</text:span></text:p>
      <text:p text:style-name="P4"><text:span text:style-name="T2">}</text:span></text:p>
      <text:p text:style-name="P4"><text:span text:style-name="T2">{</text:span></text:p>
      <text:p text:style-name="P4"><text:span text:style-name="T2"><text:tab/>"_id" : ObjectId("59b8c03b887a715459e9af85"),</text:span></text:p>
      <text:p text:style-name="P4"><text:span text:style-name="T2"><text:tab/>"Title" : "TOC",</text:span></text:p>
      <text:p text:style-name="P4"><text:span text:style-name="T2"><text:tab/>"Content" : "Computation",</text:span></text:p>
      <text:p text:style-name="P4"><text:soft-page-break/><text:span text:style-name="T2"><text:tab/>"Author" : "Kapil-Mishra",</text:span></text:p>
      <text:p text:style-name="P4"><text:span text:style-name="T2"><text:tab/>"Author_age" : 44,</text:span></text:p>
      <text:p text:style-name="P4"><text:span text:style-name="T2"><text:tab/>"DOP" : ISODate("2005-06-07T00:00:00Z"),</text:span></text:p>
      <text:p text:style-name="P4"><text:span text:style-name="T2"><text:tab/>"Category" : "IT",</text:span></text:p>
      <text:p text:style-name="P4"><text:span text:style-name="T2"><text:tab/>"Comment" : [</text:span></text:p>
      <text:p text:style-name="P4"><text:span text:style-name="T2"><text:tab/><text:tab/>{</text:span></text:p>
      <text:p text:style-name="P4"><text:span text:style-name="T2"><text:tab/><text:tab/><text:tab/>"Name" : "Hope",</text:span></text:p>
      <text:p text:style-name="P4"><text:span text:style-name="T2"><text:tab/><text:tab/><text:tab/>"Remarks" : "Good Book"</text:span></text:p>
      <text:p text:style-name="P4"><text:span text:style-name="T2"><text:tab/><text:tab/>},</text:span></text:p>
      <text:p text:style-name="P4"><text:span text:style-name="T2"><text:tab/><text:tab/>{</text:span></text:p>
      <text:p text:style-name="P4"><text:span text:style-name="T2"><text:tab/><text:tab/><text:tab/>"Name" : "Sallu",</text:span></text:p>
      <text:p text:style-name="P4"><text:span text:style-name="T2"><text:tab/><text:tab/><text:tab/>"Remarks" : "Nice book!"</text:span></text:p>
      <text:p text:style-name="P4"><text:span text:style-name="T2"><text:tab/><text:tab/>}</text:span></text:p>
      <text:p text:style-name="P4"><text:span text:style-name="T2"><text:tab/>]</text:span></text:p>
      <text:p text:style-name="P4"><text:span text:style-name="T2">}</text:span></text:p>
      <text:list xml:id="list191359909651266" text:continue-numbering="true" text:style-name="WWNum1">
        <text:list-item>
          <text:p text:style-name="P5"><text:span text:style-name="T3">Update collection with save method.</text:span></text:p>
        </text:list-item>
      </text:list>
      <text:p text:style-name="P7"><text:span text:style-name="T3">{</text:span></text:p>
      <text:p text:style-name="P7"><text:span text:style-name="T3"><text:tab/>"_id" : 1,</text:span></text:p>
      <text:p text:style-name="P7"><text:span text:style-name="T3"><text:tab/>"Title" : "DBMS",</text:span></text:p>
      <text:p text:style-name="P7"><text:span text:style-name="T3"><text:tab/>"Content" : "Database",</text:span></text:p>
      <text:p text:style-name="P7"><text:span text:style-name="T3"><text:tab/>"Author" : "Silberscahtz",</text:span></text:p>
      <text:p text:style-name="P7"><text:span text:style-name="T3"><text:tab/>"Author_age" : 40,</text:span></text:p>
      <text:p text:style-name="P7"><text:span text:style-name="T3"><text:tab/>"DOP" : ISODate("2002-06-07T00:00:00Z"),</text:span></text:p>
      <text:p text:style-name="P7"><text:span text:style-name="T3"><text:tab/>"Category" : "Comp",</text:span></text:p>
      <text:p text:style-name="P7"><text:span text:style-name="T3"><text:tab/>"Comment" : [</text:span></text:p>
      <text:p text:style-name="P7"><text:span text:style-name="T3"><text:tab/><text:tab/>{</text:span></text:p>
      <text:p text:style-name="P7"><text:span text:style-name="T3"><text:tab/><text:tab/><text:tab/>"Name" : "Shai",</text:span></text:p>
      <text:p text:style-name="P7"><text:span text:style-name="T3"><text:tab/><text:tab/><text:tab/>"Remarks" : "Great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Dabang",</text:span></text:p>
      <text:p text:style-name="P7"><text:span text:style-name="T3"><text:tab/><text:tab/><text:tab/>"Remarks" : "Okk"</text:span></text:p>
      <text:p text:style-name="P7"><text:span text:style-name="T3"><text:tab/><text:tab/>}</text:span></text:p>
      <text:p text:style-name="P7"><text:span text:style-name="T3"><text:tab/>]</text:span></text:p>
      <text:p text:style-name="P7"><text:span text:style-name="T3">}</text:span></text:p>
      <text:p text:style-name="P7"><text:span text:style-name="T3">&gt; db.ar.save({_id:1,Title:"DBMS",Content:"Structured Database",Author:"Silber",Author_age:50,DOP:ISODate("2002-06-07"),Category:"Comp",Comment:[{Name:"Shai",Remarks:"Great book"},{Name:"Dabang",Remarks:"Okk"}]})</text:span></text:p>
      <text:p text:style-name="P7"><text:span text:style-name="T3">WriteResult({ "nMatched" : 1, "nUpserted" : 0, "nModified" : 1 })</text:span></text:p>
      <text:p text:style-name="P7"><text:span text:style-name="T3">&gt; db.ar.findOne({_id:1})</text:span></text:p>
      <text:p text:style-name="P7"><text:span text:style-name="T3">{</text:span></text:p>
      <text:p text:style-name="P7"><text:span text:style-name="T3"><text:tab/>"_id" : 1,</text:span></text:p>
      <text:p text:style-name="P7"><text:span text:style-name="T3"><text:tab/>"Title" : "DBMS",</text:span></text:p>
      <text:p text:style-name="P7"><text:span text:style-name="T3"><text:tab/>"Content" : "Structured Database",</text:span></text:p>
      <text:p text:style-name="P7"><text:span text:style-name="T3"><text:tab/>"Author" : "Silber",</text:span></text:p>
      <text:p text:style-name="P7"><text:span text:style-name="T3"><text:tab/>"Author_age" : 50,</text:span></text:p>
      <text:p text:style-name="P7"><text:span text:style-name="T3"><text:tab/>"DOP" : ISODate("2002-06-07T00:00:00Z"),</text:span></text:p>
      <text:p text:style-name="P7"><text:span text:style-name="T3"><text:tab/>"Category" : "Comp",</text:span></text:p>
      <text:p text:style-name="P7"><text:span text:style-name="T3"><text:tab/>"Comment" : [</text:span></text:p>
      <text:p text:style-name="P7"><text:span text:style-name="T3"><text:tab/><text:tab/>{</text:span></text:p>
      <text:p text:style-name="P7"><text:span text:style-name="T3"><text:tab/><text:tab/><text:tab/>"Name" : "Shai",</text:span></text:p>
      <text:p text:style-name="P7"><text:soft-page-break/><text:span text:style-name="T3"><text:tab/><text:tab/><text:tab/>"Remarks" : "Great book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Dabang",</text:span></text:p>
      <text:p text:style-name="P7"><text:span text:style-name="T3"><text:tab/><text:tab/><text:tab/>"Remarks" : "Okk"</text:span></text:p>
      <text:p text:style-name="P7"><text:span text:style-name="T3"><text:tab/><text:tab/>}</text:span></text:p>
      <text:p text:style-name="P7"><text:span text:style-name="T3"><text:tab/>]</text:span></text:p>
      <text:p text:style-name="P7"><text:span text:style-name="T3">}</text:span></text:p>
      <text:list xml:id="list191360209401112" text:continue-numbering="true" text:style-name="WWNum1">
        <text:list-item>
          <text:p text:style-name="P5"><text:span text:style-name="T3">Add one more comment for particular title</text:span></text:p>
        </text:list-item>
      </text:list>
      <text:p text:style-name="P7"><text:span text:style-name="T3"><text:s/>db.ar.update({Title:"TOC"},{$push:{Comment:{Name:"Hope",Remarks:"Bad"}}})</text:span></text:p>
      <text:p text:style-name="P7"><text:span text:style-name="T3">WriteResult({ "nMatched" : 1, "nUpserted" : 0, "nModified" : 1 })</text:span></text:p>
      <text:p text:style-name="P7"><text:span text:style-name="T3">&gt; db.ar.findOne({Title:"TOC"})</text:span></text:p>
      <text:p text:style-name="P7"><text:span text:style-name="T3">{</text:span></text:p>
      <text:p text:style-name="P7"><text:span text:style-name="T3"><text:tab/>"_id" : ObjectId("59b8c03b887a715459e9af85"),</text:span></text:p>
      <text:p text:style-name="P7"><text:span text:style-name="T3"><text:tab/>"Title" : "TOC",</text:span></text:p>
      <text:p text:style-name="P7"><text:span text:style-name="T3"><text:tab/>"Content" : "Computation",</text:span></text:p>
      <text:p text:style-name="P7"><text:span text:style-name="T3"><text:tab/>"Author" : "Kapil-Mishra",</text:span></text:p>
      <text:p text:style-name="P7"><text:span text:style-name="T3"><text:tab/>"Author_age" : 44,</text:span></text:p>
      <text:p text:style-name="P7"><text:span text:style-name="T3"><text:tab/>"DOP" : ISODate("2005-06-07T00:00:00Z"),</text:span></text:p>
      <text:p text:style-name="P7"><text:span text:style-name="T3"><text:tab/>"Category" : "IT",</text:span></text:p>
      <text:p text:style-name="P7"><text:span text:style-name="T3"><text:tab/>"Comment" : [</text:span></text:p>
      <text:p text:style-name="P7"><text:span text:style-name="T3"><text:tab/><text:tab/>{</text:span></text:p>
      <text:p text:style-name="P7"><text:span text:style-name="T3"><text:tab/><text:tab/><text:tab/>"Name" : "Hope",</text:span></text:p>
      <text:p text:style-name="P7"><text:span text:style-name="T3"><text:tab/><text:tab/><text:tab/>"Remarks" : "Good Book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Sallu",</text:span></text:p>
      <text:p text:style-name="P7"><text:span text:style-name="T3"><text:tab/><text:tab/><text:tab/>"Remarks" : "Nice book!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Hope",</text:span></text:p>
      <text:p text:style-name="P7"><text:span text:style-name="T3"><text:tab/><text:tab/><text:tab/>"Remarks" : "Bad"</text:span></text:p>
      <text:p text:style-name="P7"><text:span text:style-name="T3"><text:tab/><text:tab/>}</text:span></text:p>
      <text:p text:style-name="P7"><text:span text:style-name="T3"><text:tab/>]</text:span></text:p>
      <text:p text:style-name="P7"><text:span text:style-name="T3">}</text:span></text:p>
      <text:list xml:id="list191359425615050" text:continue-numbering="true" text:style-name="WWNum1">
        <text:list-item>
          <text:p text:style-name="P5"><text:span text:style-name="T1">Change the Category by one name to another i.e IT = Information Technology of all docs.</text:span></text:p>
        </text:list-item>
      </text:list>
      <text:p text:style-name="P7"><text:span text:style-name="T1"><text:s/>db.ar.update({Category:"IT"},{$set:{Category:"Information Technology"}},{multi:true})</text:span></text:p>
      <text:p text:style-name="P7">db.ar.find({Category:"Information Technology"}).pretty()</text:p>
      <text:p text:style-name="P7">{</text:p>
      <text:p text:style-name="P7"><text:tab/>"_id" : ObjectId("59b77c07afd8d3e6b05304d7"),</text:p>
      <text:p text:style-name="P7"><text:tab/>"Title" : "C",</text:p>
      <text:p text:style-name="P7"><text:tab/>"Content" : "Procedural language",</text:p>
      <text:p text:style-name="P7"><text:tab/>"Author" : "Yashwant Kanetkar",</text:p>
      <text:p text:style-name="P7"><text:tab/>"Author_age" : 25,</text:p>
      <text:p text:style-name="P7"><text:tab/>"DOP" : ISODate("2016-05-13T00:00:00Z"),</text:p>
      <text:p text:style-name="P7"><text:tab/>"Category" : "Information Technology",</text:p>
      <text:p text:style-name="P7"><text:tab/>"Comment" : [</text:p>
      <text:p text:style-name="P7"><text:tab/><text:tab/>{</text:p>
      <text:p text:style-name="P7"><text:tab/><text:tab/><text:tab/>"Name" : "Sandesh",</text:p>
      <text:p text:style-name="P7"><text:tab/><text:tab/><text:tab/>"Remarks" : "Very Good"</text:p>
      <text:p text:style-name="P7"><text:tab/><text:tab/>},</text:p>
      <text:p text:style-name="P7"><text:soft-page-break/><text:tab/><text:tab/>{</text:p>
      <text:p text:style-name="P7"><text:tab/><text:tab/><text:tab/>"Name" : "Ravi",</text:p>
      <text:p text:style-name="P7"><text:tab/><text:tab/><text:tab/>"Remarks" : "Nice"</text:p>
      <text:p text:style-name="P7"><text:tab/><text:tab/>}</text:p>
      <text:p text:style-name="P7"><text:tab/>]</text:p>
      <text:p text:style-name="P7">}</text:p>
      <text:p text:style-name="P7">{</text:p>
      <text:p text:style-name="P7"><text:tab/>"_id" : ObjectId("59b77d2cafd8d3e6b05304d8"),</text:p>
      <text:p text:style-name="P7"><text:tab/>"Title" : "C++",</text:p>
      <text:p text:style-name="P7"><text:tab/>"Content" : "OOP",</text:p>
      <text:p text:style-name="P7"><text:tab/>"Author" : "Robert Lafore",</text:p>
      <text:p text:style-name="P7"><text:tab/>"Author_age" : 35,</text:p>
      <text:p text:style-name="P7"><text:tab/>"DOP" : ISODate("2010-07-16T00:00:00Z"),</text:p>
      <text:p text:style-name="P7"><text:tab/>"Category" : "Information Technology",</text:p>
      <text:p text:style-name="P7"><text:tab/>"Comment" : [</text:p>
      <text:p text:style-name="P7"><text:tab/><text:tab/>{</text:p>
      <text:p text:style-name="P7"><text:tab/><text:tab/><text:tab/>"Name" : "Rishi",</text:p>
      <text:p text:style-name="P7"><text:tab/><text:tab/><text:tab/>"Remarks" : "Nice"</text:p>
      <text:p text:style-name="P7"><text:tab/><text:tab/>},</text:p>
      <text:p text:style-name="P7"><text:tab/><text:tab/>{</text:p>
      <text:p text:style-name="P7"><text:tab/><text:tab/><text:tab/>"Name" : "Carol",</text:p>
      <text:p text:style-name="P7"><text:tab/><text:tab/><text:tab/>"Remarks" : "Ok"</text:p>
      <text:p text:style-name="P7"><text:tab/><text:tab/>}</text:p>
      <text:p text:style-name="P7"><text:tab/>]</text:p>
      <text:p text:style-name="P7">}</text:p>
      <text:p text:style-name="P7">{</text:p>
      <text:p text:style-name="P7"><text:tab/>"_id" : ObjectId("59b77f2fafd8d3e6b05304da"),</text:p>
      <text:p text:style-name="P7"><text:tab/>"Title" : "CN",</text:p>
      <text:p text:style-name="P7"><text:tab/>"Content" : "computer networks",</text:p>
      <text:p text:style-name="P7"><text:tab/>"Author" : "Forouzan",</text:p>
      <text:p text:style-name="P7"><text:tab/>"Author_age" : 55,</text:p>
      <text:p text:style-name="P7"><text:tab/>"DOP" : ISODate("2004-09-16T00:00:00Z"),</text:p>
      <text:p text:style-name="P7"><text:tab/>"Category" : "Information Technology",</text:p>
      <text:p text:style-name="P7"><text:tab/>"Comment" : [</text:p>
      <text:p text:style-name="P7"><text:tab/><text:tab/>{</text:p>
      <text:p text:style-name="P7"><text:tab/><text:tab/><text:tab/>"Name" : "Sohan",</text:p>
      <text:p text:style-name="P7"><text:tab/><text:tab/><text:tab/>"Remarks" : "Best"</text:p>
      <text:p text:style-name="P7"><text:tab/><text:tab/>},</text:p>
      <text:p text:style-name="P7"><text:tab/><text:tab/>{</text:p>
      <text:p text:style-name="P7"><text:tab/><text:tab/><text:tab/>"Name" : "Sam",</text:p>
      <text:p text:style-name="P7"><text:tab/><text:tab/><text:tab/>"Remarks" : "Great"</text:p>
      <text:p text:style-name="P7"><text:tab/><text:tab/>}</text:p>
      <text:p text:style-name="P7"><text:tab/>]</text:p>
      <text:p text:style-name="P7">}</text:p>
      <text:p text:style-name="P7">{</text:p>
      <text:p text:style-name="P7"><text:tab/>"_id" : ObjectId("59b8c03b887a715459e9af85"),</text:p>
      <text:p text:style-name="P7"><text:tab/>"Title" : "TOC",</text:p>
      <text:p text:style-name="P7"><text:tab/>"Content" : "Computation",</text:p>
      <text:p text:style-name="P7"><text:tab/>"Author" : "Kapil-Mishra",</text:p>
      <text:p text:style-name="P7"><text:tab/>"Author_age" : 44,</text:p>
      <text:p text:style-name="P7"><text:tab/>"DOP" : ISODate("2005-06-07T00:00:00Z"),</text:p>
      <text:p text:style-name="P7"><text:tab/>"Category" : "Information Technology",</text:p>
      <text:p text:style-name="P7"><text:soft-page-break/><text:tab/>"Comment" : [</text:p>
      <text:p text:style-name="P7"><text:tab/><text:tab/>{</text:p>
      <text:p text:style-name="P7"><text:tab/><text:tab/><text:tab/>"Name" : "Hope",</text:p>
      <text:p text:style-name="P7"><text:tab/><text:tab/><text:tab/>"Remarks" : "Good Book"</text:p>
      <text:p text:style-name="P7"><text:tab/><text:tab/>},</text:p>
      <text:p text:style-name="P7"><text:tab/><text:tab/>{</text:p>
      <text:p text:style-name="P7"><text:tab/><text:tab/><text:tab/>"Name" : "Sallu",</text:p>
      <text:p text:style-name="P7"><text:tab/><text:tab/><text:tab/>"Remarks" : "Nice book!"</text:p>
      <text:p text:style-name="P7"><text:tab/><text:tab/>},</text:p>
      <text:p text:style-name="P7"><text:tab/><text:tab/>{</text:p>
      <text:p text:style-name="P7"><text:tab/><text:tab/><text:tab/>"Name" : "Hope",</text:p>
      <text:p text:style-name="P7"><text:tab/><text:tab/><text:tab/>"Remarks" : "Bad"</text:p>
      <text:p text:style-name="P7"><text:tab/><text:tab/>}</text:p>
      <text:p text:style-name="P7"><text:tab/>]</text:p>
      <text:p text:style-name="P7">}</text:p>
      <text:list xml:id="list191359177186428" text:continue-numbering="true" text:style-name="WWNum1">
        <text:list-item>
          <text:p text:style-name="P5"><text:span text:style-name="T1">Change the <text:s/>DateOfPublishing of first article published by “Sharma” found by dbms.</text:span></text:p>
        </text:list-item>
      </text:list>
      <text:p text:style-name="P7"><text:span text:style-name="T1">db.ar.update({Author:"Silber"},{$set:{DOP:ISODate("2001-03-24")}})</text:span></text:p>
      <text:p text:style-name="P7"><text:span text:style-name="T1">db.ar.find({Author:"Silber"}).pretty()</text:span></text:p>
      <text:p text:style-name="P7"><text:span text:style-name="T1">{</text:span></text:p>
      <text:p text:style-name="P7"><text:span text:style-name="T1"><text:tab/>"_id" : 1,</text:span></text:p>
      <text:p text:style-name="P7"><text:span text:style-name="T1"><text:tab/>"Title" : "DBMS",</text:span></text:p>
      <text:p text:style-name="P7"><text:span text:style-name="T1"><text:tab/>"Content" : "Structured Database",</text:span></text:p>
      <text:p text:style-name="P7"><text:span text:style-name="T1"><text:tab/>"Author" : "Silber",</text:span></text:p>
      <text:p text:style-name="P7"><text:span text:style-name="T1"><text:tab/>"Author_age" : 50,</text:span></text:p>
      <text:p text:style-name="P7"><text:span text:style-name="T1"><text:tab/>"DOP" : ISODate("2001-03-24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hai",</text:span></text:p>
      <text:p text:style-name="P7"><text:span text:style-name="T1"><text:tab/><text:tab/><text:tab/>"Remarks" : "Great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Dabang",</text:span></text:p>
      <text:p text:style-name="P7"><text:span text:style-name="T1"><text:tab/><text:tab/><text:tab/>"Remarks" : "Okk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list xml:id="list191360301541489" text:continue-numbering="true" text:style-name="WWNum1">
        <text:list-item>
          <text:p text:style-name="P5"><text:span text:style-name="T1">Change the entire document if criteria is matched else insert the document. Show both cases.</text:span></text:p>
        </text:list-item>
      </text:list>
      <text:p text:style-name="P7"><text:span text:style-name="T1">db.ar.update({_id:1},{$set:{Content:"Database"}},{upsert:true})</text:span></text:p>
      <text:p text:style-name="P7"><text:span text:style-name="T1">WriteResult({ "nMatched" : 1, "nUpserted" : 0, "nModified" : 1 })</text:span></text:p>
      <text:p text:style-name="P7"><text:span text:style-name="T1">&gt; db.ar.find({Author:"Silber"}).pretty()</text:span></text:p>
      <text:p text:style-name="P7"><text:span text:style-name="T1">{</text:span></text:p>
      <text:p text:style-name="P7"><text:span text:style-name="T1"><text:tab/>"_id" : 1,</text:span></text:p>
      <text:p text:style-name="P7"><text:span text:style-name="T1"><text:tab/>"Title" : "DBMS",</text:span></text:p>
      <text:p text:style-name="P7"><text:span text:style-name="T1"><text:tab/>"Content" : "Database",</text:span></text:p>
      <text:p text:style-name="P7"><text:span text:style-name="T1"><text:tab/>"Author" : "Silber",</text:span></text:p>
      <text:p text:style-name="P7"><text:span text:style-name="T1"><text:tab/>"Author_age" : 50,</text:span></text:p>
      <text:p text:style-name="P7"><text:span text:style-name="T1"><text:tab/>"DOP" : ISODate("2001-03-24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hai",</text:span></text:p>
      <text:p text:style-name="P7"><text:soft-page-break/><text:span text:style-name="T1"><text:tab/><text:tab/><text:tab/>"Remarks" : "Great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Dabang",</text:span></text:p>
      <text:p text:style-name="P7"><text:span text:style-name="T1"><text:tab/><text:tab/><text:tab/>"Remarks" : "Okk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&gt; db.ar.update({Title:"ADS"},{$set:{Title:"ADS",Content:"Data Structure",Author:"Horowitz",Author_age:50,DOP:ISODate("2010-04-23")}},{upsert:true})</text:span></text:p>
      <text:p text:style-name="P7"><text:span text:style-name="T1">WriteResult({</text:span></text:p>
      <text:p text:style-name="P7"><text:span text:style-name="T1"><text:tab/>"nMatched" : 0,</text:span></text:p>
      <text:p text:style-name="P7"><text:span text:style-name="T1"><text:tab/>"nUpserted" : 1,</text:span></text:p>
      <text:p text:style-name="P7"><text:span text:style-name="T1"><text:tab/>"nModified" : 0,</text:span></text:p>
      <text:p text:style-name="P7"><text:span text:style-name="T1"><text:tab/>"_id" : ObjectId("59b8c791cec9fe1246a31a13")</text:span></text:p>
      <text:p text:style-name="P7"><text:span text:style-name="T1">})</text:span></text:p>
      <text:p text:style-name="P7"><text:span text:style-name="T1">&gt; db.ar.find({Title:"ADS"}).pretty()</text:span></text:p>
      <text:p text:style-name="P7"><text:span text:style-name="T1">{</text:span></text:p>
      <text:p text:style-name="P7"><text:span text:style-name="T1"><text:tab/>"_id" : ObjectId("59b8c791cec9fe1246a31a13"),</text:span></text:p>
      <text:p text:style-name="P7"><text:span text:style-name="T1"><text:tab/>"Title" : "ADS",</text:span></text:p>
      <text:p text:style-name="P7"><text:span text:style-name="T1"><text:tab/>"Content" : "Data Structure",</text:span></text:p>
      <text:p text:style-name="P7"><text:span text:style-name="T1"><text:tab/>"Author" : "Horowitz",</text:span></text:p>
      <text:p text:style-name="P7"><text:span text:style-name="T1"><text:tab/>"Author_age" : 50,</text:span></text:p>
      <text:p text:style-name="P7"><text:span text:style-name="T1"><text:tab/>"DOP" : ISODate("2010-04-23T00:00:00Z")</text:span></text:p>
      <text:p text:style-name="P7"><text:span text:style-name="T1">}</text:span></text:p>
      <text:list xml:id="list191360607932270" text:continue-numbering="true" text:style-name="WWNum1">
        <text:list-item>
          <text:p text:style-name="P5"><text:span text:style-name="T3">Find authors whose age is greater than 40</text:span></text:p>
        </text:list-item>
      </text:list>
      <text:p text:style-name="P7"><text:span text:style-name="T3"><text:s/>db.ar.find({Author_age:{$gt:40}}).pretty()</text:span></text:p>
      <text:p text:style-name="P7"><text:span text:style-name="T3">{</text:span></text:p>
      <text:p text:style-name="P7"><text:span text:style-name="T3"><text:tab/>"_id" : ObjectId("59b77e72afd8d3e6b05304d9"),</text:span></text:p>
      <text:p text:style-name="P7"><text:span text:style-name="T3"><text:tab/>"Title" : "Java",</text:span></text:p>
      <text:p text:style-name="P7"><text:span text:style-name="T3"><text:tab/>"Content" : "OOP",</text:span></text:p>
      <text:p text:style-name="P7"><text:span text:style-name="T3"><text:tab/>"Author" : "HeadFirst",</text:span></text:p>
      <text:p text:style-name="P7"><text:span text:style-name="T3"><text:tab/>"Author_age" : 45,</text:span></text:p>
      <text:p text:style-name="P7"><text:span text:style-name="T3"><text:tab/>"DOP" : ISODate("2000-01-16T00:00:00Z"),</text:span></text:p>
      <text:p text:style-name="P7"><text:span text:style-name="T3"><text:tab/>"Category" : "COMP",</text:span></text:p>
      <text:p text:style-name="P7"><text:span text:style-name="T3"><text:tab/>"Comment" : [</text:span></text:p>
      <text:p text:style-name="P7"><text:span text:style-name="T3"><text:tab/><text:tab/>{</text:span></text:p>
      <text:p text:style-name="P7"><text:span text:style-name="T3"><text:tab/><text:tab/><text:tab/>"Name" : "Rohan",</text:span></text:p>
      <text:p text:style-name="P7"><text:span text:style-name="T3"><text:tab/><text:tab/><text:tab/>"Remarks" : "Okay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Julie",</text:span></text:p>
      <text:p text:style-name="P7"><text:span text:style-name="T3"><text:tab/><text:tab/><text:tab/>"Remarks" : "Not nice"</text:span></text:p>
      <text:p text:style-name="P7"><text:span text:style-name="T3"><text:tab/><text:tab/>}</text:span></text:p>
      <text:p text:style-name="P7"><text:span text:style-name="T3"><text:tab/>]</text:span></text:p>
      <text:p text:style-name="P7"><text:span text:style-name="T3">}</text:span></text:p>
      <text:p text:style-name="P7"><text:span text:style-name="T3">{</text:span></text:p>
      <text:p text:style-name="P7"><text:span text:style-name="T3"><text:tab/>"_id" : ObjectId("59b77f2fafd8d3e6b05304da"),</text:span></text:p>
      <text:p text:style-name="P7"><text:span text:style-name="T3"><text:tab/>"Title" : "CN",</text:span></text:p>
      <text:p text:style-name="P7"><text:span text:style-name="T3"><text:tab/>"Content" : "computer networks",</text:span></text:p>
      <text:p text:style-name="P7"><text:span text:style-name="T3"><text:tab/>"Author" : "Forouzan",</text:span></text:p>
      <text:p text:style-name="P7"><text:soft-page-break/><text:span text:style-name="T3"><text:tab/>"Author_age" : 55,</text:span></text:p>
      <text:p text:style-name="P7"><text:span text:style-name="T3"><text:tab/>"DOP" : ISODate("2004-09-16T00:00:00Z"),</text:span></text:p>
      <text:p text:style-name="P7"><text:span text:style-name="T3"><text:tab/>"Category" : "Information Technology",</text:span></text:p>
      <text:p text:style-name="P7"><text:span text:style-name="T3"><text:tab/>"Comment" : [</text:span></text:p>
      <text:p text:style-name="P7"><text:span text:style-name="T3"><text:tab/><text:tab/>{</text:span></text:p>
      <text:p text:style-name="P7"><text:span text:style-name="T3"><text:tab/><text:tab/><text:tab/>"Name" : "Sohan",</text:span></text:p>
      <text:p text:style-name="P7"><text:span text:style-name="T3"><text:tab/><text:tab/><text:tab/>"Remarks" : "Best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Sam",</text:span></text:p>
      <text:p text:style-name="P7"><text:span text:style-name="T3"><text:tab/><text:tab/><text:tab/>"Remarks" : "Great"</text:span></text:p>
      <text:p text:style-name="P7"><text:span text:style-name="T3"><text:tab/><text:tab/>}</text:span></text:p>
      <text:p text:style-name="P7"><text:span text:style-name="T3"><text:tab/>]</text:span></text:p>
      <text:p text:style-name="P7"><text:span text:style-name="T3">}</text:span></text:p>
      <text:p text:style-name="P7"><text:span text:style-name="T3">{</text:span></text:p>
      <text:p text:style-name="P7"><text:span text:style-name="T3"><text:tab/>"_id" : ObjectId("59b8c03b887a715459e9af85"),</text:span></text:p>
      <text:p text:style-name="P7"><text:span text:style-name="T3"><text:tab/>"Title" : "TOC",</text:span></text:p>
      <text:p text:style-name="P7"><text:span text:style-name="T3"><text:tab/>"Content" : "Computation",</text:span></text:p>
      <text:p text:style-name="P7"><text:span text:style-name="T3"><text:tab/>"Author" : "Kapil-Mishra",</text:span></text:p>
      <text:p text:style-name="P7"><text:span text:style-name="T3"><text:tab/>"Author_age" : 44,</text:span></text:p>
      <text:p text:style-name="P7"><text:span text:style-name="T3"><text:tab/>"DOP" : ISODate("2005-06-07T00:00:00Z"),</text:span></text:p>
      <text:p text:style-name="P7"><text:span text:style-name="T3"><text:tab/>"Category" : "Information Technology",</text:span></text:p>
      <text:p text:style-name="P7"><text:span text:style-name="T3"><text:tab/>"Comment" : [</text:span></text:p>
      <text:p text:style-name="P7"><text:span text:style-name="T3"><text:tab/><text:tab/>{</text:span></text:p>
      <text:p text:style-name="P7"><text:span text:style-name="T3"><text:tab/><text:tab/><text:tab/>"Name" : "Hope",</text:span></text:p>
      <text:p text:style-name="P7"><text:span text:style-name="T3"><text:tab/><text:tab/><text:tab/>"Remarks" : "Good Book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Sallu",</text:span></text:p>
      <text:p text:style-name="P7"><text:span text:style-name="T3"><text:tab/><text:tab/><text:tab/>"Remarks" : "Nice book!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Hope",</text:span></text:p>
      <text:p text:style-name="P7"><text:span text:style-name="T3"><text:tab/><text:tab/><text:tab/>"Remarks" : "Bad"</text:span></text:p>
      <text:p text:style-name="P7"><text:span text:style-name="T3"><text:tab/><text:tab/>}</text:span></text:p>
      <text:p text:style-name="P7"><text:span text:style-name="T3"><text:tab/>]</text:span></text:p>
      <text:p text:style-name="P7"><text:span text:style-name="T3">}</text:span></text:p>
      <text:p text:style-name="P7"><text:span text:style-name="T3">{</text:span></text:p>
      <text:p text:style-name="P7"><text:span text:style-name="T3"><text:tab/>"_id" : 1,</text:span></text:p>
      <text:p text:style-name="P7"><text:span text:style-name="T3"><text:tab/>"Title" : "DBMS",</text:span></text:p>
      <text:p text:style-name="P7"><text:span text:style-name="T3"><text:tab/>"Content" : "Database",</text:span></text:p>
      <text:p text:style-name="P7"><text:span text:style-name="T3"><text:tab/>"Author" : "Silber",</text:span></text:p>
      <text:p text:style-name="P7"><text:span text:style-name="T3"><text:tab/>"Author_age" : 50,</text:span></text:p>
      <text:p text:style-name="P7"><text:span text:style-name="T3"><text:tab/>"DOP" : ISODate("2001-03-24T00:00:00Z"),</text:span></text:p>
      <text:p text:style-name="P7"><text:span text:style-name="T3"><text:tab/>"Category" : "Comp",</text:span></text:p>
      <text:p text:style-name="P7"><text:span text:style-name="T3"><text:tab/>"Comment" : [</text:span></text:p>
      <text:p text:style-name="P7"><text:span text:style-name="T3"><text:tab/><text:tab/>{</text:span></text:p>
      <text:p text:style-name="P7"><text:span text:style-name="T3"><text:tab/><text:tab/><text:tab/>"Name" : "Shai",</text:span></text:p>
      <text:p text:style-name="P7"><text:span text:style-name="T3"><text:tab/><text:tab/><text:tab/>"Remarks" : "Great book"</text:span></text:p>
      <text:p text:style-name="P7"><text:span text:style-name="T3"><text:tab/><text:tab/>},</text:span></text:p>
      <text:p text:style-name="P7"><text:span text:style-name="T3"><text:tab/><text:tab/>{</text:span></text:p>
      <text:p text:style-name="P7"><text:span text:style-name="T3"><text:tab/><text:tab/><text:tab/>"Name" : "Dabang",</text:span></text:p>
      <text:p text:style-name="P7"><text:soft-page-break/><text:span text:style-name="T3"><text:tab/><text:tab/><text:tab/>"Remarks" : "Okk"</text:span></text:p>
      <text:p text:style-name="P7"><text:span text:style-name="T3"><text:tab/><text:tab/>}</text:span></text:p>
      <text:p text:style-name="P7"><text:span text:style-name="T3"><text:tab/>]</text:span></text:p>
      <text:p text:style-name="P7"><text:span text:style-name="T3">}</text:span></text:p>
      <text:p text:style-name="P7"><text:span text:style-name="T3">{</text:span></text:p>
      <text:p text:style-name="P7"><text:span text:style-name="T3"><text:tab/>"_id" : ObjectId("59b8c791cec9fe1246a31a13"),</text:span></text:p>
      <text:p text:style-name="P7"><text:span text:style-name="T3"><text:tab/>"Title" : "ADS",</text:span></text:p>
      <text:p text:style-name="P7"><text:span text:style-name="T3"><text:tab/>"Content" : "Data Structure",</text:span></text:p>
      <text:p text:style-name="P7"><text:span text:style-name="T3"><text:tab/>"Author" : "Horowitz",</text:span></text:p>
      <text:p text:style-name="P7"><text:span text:style-name="T3"><text:tab/>"Author_age" : 50,</text:span></text:p>
      <text:p text:style-name="P7"><text:span text:style-name="T3"><text:tab/>"DOP" : ISODate("2010-04-23T00:00:00Z")</text:span></text:p>
      <text:p text:style-name="P7"><text:span text:style-name="T3">}</text:span></text:p>
      <text:list xml:id="list191360250567280" text:continue-numbering="true" text:style-name="WWNum1">
        <text:list-item>
          <text:p text:style-name="P5"><text:span text:style-name="T3">Find authors whose age is in the range of 50 to 80</text:span></text:p>
        </text:list-item>
      </text:list>
      <text:p text:style-name="P7">db.ar.find({Author_age:{$gt:50,$lt:80}}).pretty()</text:p>
      <text:p text:style-name="P7">{</text:p>
      <text:p text:style-name="P7"><text:tab/>"_id" : ObjectId("59b77f2fafd8d3e6b05304da"),</text:p>
      <text:p text:style-name="P7"><text:tab/>"Title" : "CN",</text:p>
      <text:p text:style-name="P7"><text:tab/>"Content" : "computer networks",</text:p>
      <text:p text:style-name="P7"><text:tab/>"Author" : "Forouzan",</text:p>
      <text:p text:style-name="P7"><text:tab/>"Author_age" : 55,</text:p>
      <text:p text:style-name="P7"><text:tab/>"DOP" : ISODate("2004-09-16T00:00:00Z"),</text:p>
      <text:p text:style-name="P7"><text:tab/>"Category" : "Information Technology",</text:p>
      <text:p text:style-name="P7"><text:tab/>"Comment" : [</text:p>
      <text:p text:style-name="P7"><text:tab/><text:tab/>{</text:p>
      <text:p text:style-name="P7"><text:tab/><text:tab/><text:tab/>"Name" : "Sohan",</text:p>
      <text:p text:style-name="P7"><text:tab/><text:tab/><text:tab/>"Remarks" : "Best"</text:p>
      <text:p text:style-name="P7"><text:tab/><text:tab/>},</text:p>
      <text:p text:style-name="P7"><text:tab/><text:tab/>{</text:p>
      <text:p text:style-name="P7"><text:tab/><text:tab/><text:tab/>"Name" : "Sam",</text:p>
      <text:p text:style-name="P7"><text:tab/><text:tab/><text:tab/>"Remarks" : "Great"</text:p>
      <text:p text:style-name="P7"><text:tab/><text:tab/>}</text:p>
      <text:p text:style-name="P7"><text:tab/>]</text:p>
      <text:p text:style-name="P7">}</text:p>
      <text:list xml:id="list191359195521695" text:continue-numbering="true" text:style-name="WWNum1">
        <text:list-item>
          <text:p text:style-name="P5"><text:span text:style-name="T1">Insert multiple comments for a particular title at a time.</text:span></text:p>
        </text:list-item>
      </text:list>
      <text:p text:style-name="P7"><text:span text:style-name="T1">db.ar.update({_id:1},{$push:{Comment:{$each:[{Name:"Kyle",Remarks:"Good book"},{Name:"Danny",Remarks:"Okay"}]}}})</text:span></text:p>
      <text:p text:style-name="P7"><text:span text:style-name="T1">WriteResult({ "nMatched" : 1, "nUpserted" : 0, "nModified" : 1 })</text:span></text:p>
      <text:p text:style-name="P7"><text:span text:style-name="T1">&gt; db.ar.find({_id:1}).pretty()</text:span></text:p>
      <text:p text:style-name="P7"><text:span text:style-name="T1">{</text:span></text:p>
      <text:p text:style-name="P7"><text:span text:style-name="T1"><text:tab/>"_id" : 1,</text:span></text:p>
      <text:p text:style-name="P7"><text:span text:style-name="T1"><text:tab/>"Title" : "DBMS",</text:span></text:p>
      <text:p text:style-name="P7"><text:span text:style-name="T1"><text:tab/>"Content" : "Database",</text:span></text:p>
      <text:p text:style-name="P7"><text:span text:style-name="T1"><text:tab/>"Author" : "Silber",</text:span></text:p>
      <text:p text:style-name="P7"><text:span text:style-name="T1"><text:tab/>"Author_age" : 50,</text:span></text:p>
      <text:p text:style-name="P7"><text:span text:style-name="T1"><text:tab/>"DOP" : ISODate("2001-03-24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hai",</text:span></text:p>
      <text:p text:style-name="P7"><text:span text:style-name="T1"><text:tab/><text:tab/><text:tab/>"Remarks" : "Great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oft-page-break/><text:span text:style-name="T1"><text:tab/><text:tab/><text:tab/>"Name" : "Dabang",</text:span></text:p>
      <text:p text:style-name="P7"><text:span text:style-name="T1"><text:tab/><text:tab/><text:tab/>"Remarks" : "Ok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Kyle",</text:span></text:p>
      <text:p text:style-name="P7"><text:span text:style-name="T1"><text:tab/><text:tab/><text:tab/>"Remarks" : "Good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Danny",</text:span></text:p>
      <text:p text:style-name="P7"><text:span text:style-name="T1"><text:tab/><text:tab/><text:tab/>"Remarks" : "Okay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list xml:id="list191360440989905" text:continue-numbering="true" text:style-name="WWNum1">
        <text:list-item>
          <text:p text:style-name="P5"><text:span text:style-name="T1">Display all documents whose title is either Java or category is Comp.</text:span></text:p>
        </text:list-item>
      </text:list>
      <text:p text:style-name="P7"><text:span text:style-name="T1"><text:s/>db.ar.find({$or:[{Title:"Java"},{Category:"Comp"}]}).pretty()</text:span></text:p>
      <text:p text:style-name="P7"><text:span text:style-name="T1">{</text:span></text:p>
      <text:p text:style-name="P7"><text:span text:style-name="T1"><text:tab/>"_id" : ObjectId("59b77e72afd8d3e6b05304d9"),</text:span></text:p>
      <text:p text:style-name="P7"><text:span text:style-name="T1"><text:tab/>"Title" : "Java",</text:span></text:p>
      <text:p text:style-name="P7"><text:span text:style-name="T1"><text:tab/>"Content" : "OOP",</text:span></text:p>
      <text:p text:style-name="P7"><text:span text:style-name="T1"><text:tab/>"Author" : "HeadFirst",</text:span></text:p>
      <text:p text:style-name="P7"><text:span text:style-name="T1"><text:tab/>"Author_age" : 45,</text:span></text:p>
      <text:p text:style-name="P7"><text:span text:style-name="T1"><text:tab/>"DOP" : ISODate("2000-01-16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ohan",</text:span></text:p>
      <text:p text:style-name="P7"><text:span text:style-name="T1"><text:tab/><text:tab/><text:tab/>"Remarks" : "Okay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Julie",</text:span></text:p>
      <text:p text:style-name="P7"><text:span text:style-name="T1"><text:tab/><text:tab/><text:tab/>"Remarks" : "Not 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1,</text:span></text:p>
      <text:p text:style-name="P7"><text:span text:style-name="T1"><text:tab/>"Title" : "DBMS",</text:span></text:p>
      <text:p text:style-name="P7"><text:span text:style-name="T1"><text:tab/>"Content" : "Database",</text:span></text:p>
      <text:p text:style-name="P7"><text:span text:style-name="T1"><text:tab/>"Author" : "Silber",</text:span></text:p>
      <text:p text:style-name="P7"><text:span text:style-name="T1"><text:tab/>"Author_age" : 50,</text:span></text:p>
      <text:p text:style-name="P7"><text:span text:style-name="T1"><text:tab/>"DOP" : ISODate("2001-03-24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hai",</text:span></text:p>
      <text:p text:style-name="P7"><text:span text:style-name="T1"><text:tab/><text:tab/><text:tab/>"Remarks" : "Great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Dabang",</text:span></text:p>
      <text:p text:style-name="P7"><text:span text:style-name="T1"><text:tab/><text:tab/><text:tab/>"Remarks" : "Ok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oft-page-break/><text:span text:style-name="T1"><text:tab/><text:tab/><text:tab/>"Name" : "Kyle",</text:span></text:p>
      <text:p text:style-name="P7"><text:span text:style-name="T1"><text:tab/><text:tab/><text:tab/>"Remarks" : "Good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Danny",</text:span></text:p>
      <text:p text:style-name="P7"><text:span text:style-name="T1"><text:tab/><text:tab/><text:tab/>"Remarks" : "Okay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list xml:id="list191358804132253" text:continue-numbering="true" text:style-name="WWNum1">
        <text:list-item>
          <text:p text:style-name="P5"><text:span text:style-name="T1">Delete the first article written by certain author found by dbms.</text:span></text:p>
        </text:list-item>
      </text:list>
      <text:p text:style-name="P7"><text:span text:style-name="T1">db.ar.remove({Author:"Forouzan"},{multi:false})</text:span></text:p>
      <text:p text:style-name="P7"><text:span text:style-name="T1">WriteResult({ "nRemoved" : 1 })</text:span></text:p>
      <text:p text:style-name="P7"><text:span text:style-name="T1">&gt; db.ar.find().pretty()</text:span></text:p>
      <text:p text:style-name="P7"><text:span text:style-name="T1">{</text:span></text:p>
      <text:p text:style-name="P7"><text:span text:style-name="T1"><text:tab/>"_id" : ObjectId("59b77c07afd8d3e6b05304d7"),</text:span></text:p>
      <text:p text:style-name="P7"><text:span text:style-name="T1"><text:tab/>"Title" : "C",</text:span></text:p>
      <text:p text:style-name="P7"><text:span text:style-name="T1"><text:tab/>"Content" : "Procedural language",</text:span></text:p>
      <text:p text:style-name="P7"><text:span text:style-name="T1"><text:tab/>"Author" : "Yashwant Kanetkar",</text:span></text:p>
      <text:p text:style-name="P7"><text:span text:style-name="T1"><text:tab/>"Author_age" : 25,</text:span></text:p>
      <text:p text:style-name="P7"><text:span text:style-name="T1"><text:tab/>"DOP" : ISODate("2016-05-13T00:00:00Z"),</text:span></text:p>
      <text:p text:style-name="P7"><text:span text:style-name="T1"><text:tab/>"Category" : "Information Technology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andesh",</text:span></text:p>
      <text:p text:style-name="P7"><text:span text:style-name="T1"><text:tab/><text:tab/><text:tab/>"Remarks" : "Very Good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Ravi",</text:span></text:p>
      <text:p text:style-name="P7"><text:span text:style-name="T1"><text:tab/><text:tab/><text:tab/>"Remarks" : "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77d2cafd8d3e6b05304d8"),</text:span></text:p>
      <text:p text:style-name="P7"><text:span text:style-name="T1"><text:tab/>"Title" : "C++",</text:span></text:p>
      <text:p text:style-name="P7"><text:span text:style-name="T1"><text:tab/>"Content" : "OOP",</text:span></text:p>
      <text:p text:style-name="P7"><text:span text:style-name="T1"><text:tab/>"Author" : "Robert Lafore",</text:span></text:p>
      <text:p text:style-name="P7"><text:span text:style-name="T1"><text:tab/>"Author_age" : 35,</text:span></text:p>
      <text:p text:style-name="P7"><text:span text:style-name="T1"><text:tab/>"DOP" : ISODate("2010-07-16T00:00:00Z"),</text:span></text:p>
      <text:p text:style-name="P7"><text:span text:style-name="T1"><text:tab/>"Category" : "Information Technology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ishi",</text:span></text:p>
      <text:p text:style-name="P7"><text:span text:style-name="T1"><text:tab/><text:tab/><text:tab/>"Remarks" : "Nice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Carol",</text:span></text:p>
      <text:p text:style-name="P7"><text:span text:style-name="T1"><text:tab/><text:tab/><text:tab/>"Remarks" : "Ok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oft-page-break/><text:span text:style-name="T1"><text:tab/>"_id" : ObjectId("59b77e72afd8d3e6b05304d9"),</text:span></text:p>
      <text:p text:style-name="P7"><text:span text:style-name="T1"><text:tab/>"Title" : "Java",</text:span></text:p>
      <text:p text:style-name="P7"><text:span text:style-name="T1"><text:tab/>"Content" : "OOP",</text:span></text:p>
      <text:p text:style-name="P7"><text:span text:style-name="T1"><text:tab/>"Author" : "HeadFirst",</text:span></text:p>
      <text:p text:style-name="P7"><text:span text:style-name="T1"><text:tab/>"Author_age" : 45,</text:span></text:p>
      <text:p text:style-name="P7"><text:span text:style-name="T1"><text:tab/>"DOP" : ISODate("2000-01-16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ohan",</text:span></text:p>
      <text:p text:style-name="P7"><text:span text:style-name="T1"><text:tab/><text:tab/><text:tab/>"Remarks" : "Okay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Julie",</text:span></text:p>
      <text:p text:style-name="P7"><text:span text:style-name="T1"><text:tab/><text:tab/><text:tab/>"Remarks" : "Not 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8c03b887a715459e9af85"),</text:span></text:p>
      <text:p text:style-name="P7"><text:span text:style-name="T1"><text:tab/>"Title" : "TOC",</text:span></text:p>
      <text:p text:style-name="P7"><text:span text:style-name="T1"><text:tab/>"Content" : "Computation",</text:span></text:p>
      <text:p text:style-name="P7"><text:span text:style-name="T1"><text:tab/>"Author" : "Kapil-Mishra",</text:span></text:p>
      <text:p text:style-name="P7"><text:span text:style-name="T1"><text:tab/>"Author_age" : 44,</text:span></text:p>
      <text:p text:style-name="P7"><text:span text:style-name="T1"><text:tab/>"DOP" : ISODate("2005-06-07T00:00:00Z"),</text:span></text:p>
      <text:p text:style-name="P7"><text:span text:style-name="T1"><text:tab/>"Category" : "Information Technology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Hope",</text:span></text:p>
      <text:p text:style-name="P7"><text:span text:style-name="T1"><text:tab/><text:tab/><text:tab/>"Remarks" : "Good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Sallu",</text:span></text:p>
      <text:p text:style-name="P7"><text:span text:style-name="T1"><text:tab/><text:tab/><text:tab/>"Remarks" : "Nice book!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Hope",</text:span></text:p>
      <text:p text:style-name="P7"><text:span text:style-name="T1"><text:tab/><text:tab/><text:tab/>"Remarks" : "Bad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1,</text:span></text:p>
      <text:p text:style-name="P7"><text:span text:style-name="T1"><text:tab/>"Title" : "DBMS",</text:span></text:p>
      <text:p text:style-name="P7"><text:span text:style-name="T1"><text:tab/>"Content" : "Database",</text:span></text:p>
      <text:p text:style-name="P7"><text:span text:style-name="T1"><text:tab/>"Author" : "Silber",</text:span></text:p>
      <text:p text:style-name="P7"><text:span text:style-name="T1"><text:tab/>"Author_age" : 50,</text:span></text:p>
      <text:p text:style-name="P7"><text:span text:style-name="T1"><text:tab/>"DOP" : ISODate("2001-03-24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hai",</text:span></text:p>
      <text:p text:style-name="P7"><text:soft-page-break/><text:span text:style-name="T1"><text:tab/><text:tab/><text:tab/>"Remarks" : "Great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Dabang",</text:span></text:p>
      <text:p text:style-name="P7"><text:span text:style-name="T1"><text:tab/><text:tab/><text:tab/>"Remarks" : "Ok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Kyle",</text:span></text:p>
      <text:p text:style-name="P7"><text:span text:style-name="T1"><text:tab/><text:tab/><text:tab/>"Remarks" : "Good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Danny",</text:span></text:p>
      <text:p text:style-name="P7"><text:span text:style-name="T1"><text:tab/><text:tab/><text:tab/>"Remarks" : "Okay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8c791cec9fe1246a31a13"),</text:span></text:p>
      <text:p text:style-name="P7"><text:span text:style-name="T1"><text:tab/>"Title" : "ADS",</text:span></text:p>
      <text:p text:style-name="P7"><text:span text:style-name="T1"><text:tab/>"Content" : "Data Structure",</text:span></text:p>
      <text:p text:style-name="P7"><text:span text:style-name="T1"><text:tab/>"Author" : "Horowitz",</text:span></text:p>
      <text:p text:style-name="P7"><text:span text:style-name="T1"><text:tab/>"Author_age" : 50,</text:span></text:p>
      <text:p text:style-name="P7"><text:span text:style-name="T1"><text:tab/>"DOP" : ISODate("2010-04-23T00:00:00Z")</text:span></text:p>
      <text:p text:style-name="P7"><text:span text:style-name="T1">}</text:span></text:p>
      <text:list xml:id="list191359843173617" text:continue-numbering="true" text:style-name="WWNum1">
        <text:list-item>
          <text:p text:style-name="P5"><text:span text:style-name="T1">Delete the all articles written on Politics found by dbms.</text:span></text:p>
        </text:list-item>
      </text:list>
      <text:p text:style-name="P7"><text:span text:style-name="T1">db.ar.remove({Category:"Comp"},{mutli:true})</text:span></text:p>
      <text:p text:style-name="P7"><text:span text:style-name="T1">WriteResult({ "nRemoved" : 1 })</text:span></text:p>
      <text:p text:style-name="P7"><text:span text:style-name="T1">&gt; db.ar.find().pretty()</text:span></text:p>
      <text:p text:style-name="P7"><text:span text:style-name="T1">{</text:span></text:p>
      <text:p text:style-name="P7"><text:span text:style-name="T1"><text:tab/>"_id" : ObjectId("59b77c07afd8d3e6b05304d7"),</text:span></text:p>
      <text:p text:style-name="P7"><text:span text:style-name="T1"><text:tab/>"Title" : "C",</text:span></text:p>
      <text:p text:style-name="P7"><text:span text:style-name="T1"><text:tab/>"Content" : "Procedural language",</text:span></text:p>
      <text:p text:style-name="P7"><text:span text:style-name="T1"><text:tab/>"Author" : "Yashwant Kanetkar",</text:span></text:p>
      <text:p text:style-name="P7"><text:span text:style-name="T1"><text:tab/>"Author_age" : 25,</text:span></text:p>
      <text:p text:style-name="P7"><text:span text:style-name="T1"><text:tab/>"DOP" : ISODate("2016-05-13T00:00:00Z"),</text:span></text:p>
      <text:p text:style-name="P7"><text:span text:style-name="T1"><text:tab/>"Category" : "Information Technology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Sandesh",</text:span></text:p>
      <text:p text:style-name="P7"><text:span text:style-name="T1"><text:tab/><text:tab/><text:tab/>"Remarks" : "Very Good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Ravi",</text:span></text:p>
      <text:p text:style-name="P7"><text:span text:style-name="T1"><text:tab/><text:tab/><text:tab/>"Remarks" : "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77d2cafd8d3e6b05304d8"),</text:span></text:p>
      <text:p text:style-name="P7"><text:span text:style-name="T1"><text:tab/>"Title" : "C++",</text:span></text:p>
      <text:p text:style-name="P7"><text:span text:style-name="T1"><text:tab/>"Content" : "OOP",</text:span></text:p>
      <text:p text:style-name="P7"><text:span text:style-name="T1"><text:tab/>"Author" : "Robert Lafore",</text:span></text:p>
      <text:p text:style-name="P7"><text:soft-page-break/><text:span text:style-name="T1"><text:tab/>"Author_age" : 35,</text:span></text:p>
      <text:p text:style-name="P7"><text:span text:style-name="T1"><text:tab/>"DOP" : ISODate("2010-07-16T00:00:00Z"),</text:span></text:p>
      <text:p text:style-name="P7"><text:span text:style-name="T1"><text:tab/>"Category" : "Information Technology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ishi",</text:span></text:p>
      <text:p text:style-name="P7"><text:span text:style-name="T1"><text:tab/><text:tab/><text:tab/>"Remarks" : "Nice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Carol",</text:span></text:p>
      <text:p text:style-name="P7"><text:span text:style-name="T1"><text:tab/><text:tab/><text:tab/>"Remarks" : "Ok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77e72afd8d3e6b05304d9"),</text:span></text:p>
      <text:p text:style-name="P7"><text:span text:style-name="T1"><text:tab/>"Title" : "Java",</text:span></text:p>
      <text:p text:style-name="P7"><text:span text:style-name="T1"><text:tab/>"Content" : "OOP",</text:span></text:p>
      <text:p text:style-name="P7"><text:span text:style-name="T1"><text:tab/>"Author" : "HeadFirst",</text:span></text:p>
      <text:p text:style-name="P7"><text:span text:style-name="T1"><text:tab/>"Author_age" : 45,</text:span></text:p>
      <text:p text:style-name="P7"><text:span text:style-name="T1"><text:tab/>"DOP" : ISODate("2000-01-16T00:00:00Z"),</text:span></text:p>
      <text:p text:style-name="P7"><text:span text:style-name="T1"><text:tab/>"Category" : "COMP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Rohan",</text:span></text:p>
      <text:p text:style-name="P7"><text:span text:style-name="T1"><text:tab/><text:tab/><text:tab/>"Remarks" : "Okay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Julie",</text:span></text:p>
      <text:p text:style-name="P7"><text:span text:style-name="T1"><text:tab/><text:tab/><text:tab/>"Remarks" : "Not nice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8c03b887a715459e9af85"),</text:span></text:p>
      <text:p text:style-name="P7"><text:span text:style-name="T1"><text:tab/>"Title" : "TOC",</text:span></text:p>
      <text:p text:style-name="P7"><text:span text:style-name="T1"><text:tab/>"Content" : "Computation",</text:span></text:p>
      <text:p text:style-name="P7"><text:span text:style-name="T1"><text:tab/>"Author" : "Kapil-Mishra",</text:span></text:p>
      <text:p text:style-name="P7"><text:span text:style-name="T1"><text:tab/>"Author_age" : 44,</text:span></text:p>
      <text:p text:style-name="P7"><text:span text:style-name="T1"><text:tab/>"DOP" : ISODate("2005-06-07T00:00:00Z"),</text:span></text:p>
      <text:p text:style-name="P7"><text:span text:style-name="T1"><text:tab/>"Category" : "Information Technology",</text:span></text:p>
      <text:p text:style-name="P7"><text:span text:style-name="T1"><text:tab/>"Comment" : [</text:span></text:p>
      <text:p text:style-name="P7"><text:span text:style-name="T1"><text:tab/><text:tab/>{</text:span></text:p>
      <text:p text:style-name="P7"><text:span text:style-name="T1"><text:tab/><text:tab/><text:tab/>"Name" : "Hope",</text:span></text:p>
      <text:p text:style-name="P7"><text:span text:style-name="T1"><text:tab/><text:tab/><text:tab/>"Remarks" : "Good Book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Sallu",</text:span></text:p>
      <text:p text:style-name="P7"><text:span text:style-name="T1"><text:tab/><text:tab/><text:tab/>"Remarks" : "Nice book!"</text:span></text:p>
      <text:p text:style-name="P7"><text:span text:style-name="T1"><text:tab/><text:tab/>},</text:span></text:p>
      <text:p text:style-name="P7"><text:span text:style-name="T1"><text:tab/><text:tab/>{</text:span></text:p>
      <text:p text:style-name="P7"><text:span text:style-name="T1"><text:tab/><text:tab/><text:tab/>"Name" : "Hope",</text:span></text:p>
      <text:p text:style-name="P7"><text:soft-page-break/><text:span text:style-name="T1"><text:tab/><text:tab/><text:tab/>"Remarks" : "Bad"</text:span></text:p>
      <text:p text:style-name="P7"><text:span text:style-name="T1"><text:tab/><text:tab/>}</text:span></text:p>
      <text:p text:style-name="P7"><text:span text:style-name="T1"><text:tab/>]</text:span></text:p>
      <text:p text:style-name="P7"><text:span text:style-name="T1">}</text:span></text:p>
      <text:p text:style-name="P7"><text:span text:style-name="T1">{</text:span></text:p>
      <text:p text:style-name="P7"><text:span text:style-name="T1"><text:tab/>"_id" : ObjectId("59b8c791cec9fe1246a31a13"),</text:span></text:p>
      <text:p text:style-name="P7"><text:span text:style-name="T1"><text:tab/>"Title" : "ADS",</text:span></text:p>
      <text:p text:style-name="P7"><text:span text:style-name="T1"><text:tab/>"Content" : "Data Structure",</text:span></text:p>
      <text:p text:style-name="P7"><text:span text:style-name="T1"><text:tab/>"Author" : "Horowitz",</text:span></text:p>
      <text:p text:style-name="P7"><text:span text:style-name="T1"><text:tab/>"Author_age" : 50,</text:span></text:p>
      <text:p text:style-name="P7"><text:span text:style-name="T1"><text:tab/>"DOP" : ISODate("2010-04-23T00:00:00Z")</text:span></text:p>
      <text:p text:style-name="P7"><text:span text:style-name="T1">}</text:span></text:p>
      <text:p text:style-name="P6"/>
      <text:p text:style-name="P2"><text:span text:style-name="T1"><text:s/></text:span></text:p>
      <text:p text:style-name="P1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justify" style:justify-single-word="false" fo:text-indent="0.43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IN" style:font-name-asian="Droid Sans Fallback" style:font-family-asian="'Droid Sans Fallback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13:20.390314457</meta:creation-date>
    <dc:date>2017-09-25T19:13:58.400458682</dc:date>
    <meta:editing-duration>PT38S</meta:editing-duration>
    <meta:editing-cycles>1</meta:editing-cycles>
    <meta:document-statistic meta:table-count="0" meta:image-count="0" meta:object-count="0" meta:page-count="18" meta:paragraph-count="879" meta:word-count="2294" meta:character-count="17179" meta:non-whitespace-character-count="14500"/>
    <meta:generator>LibreOffice/5.1.6.2$Linux_X86_64 LibreOffice_project/10m0$Build-2</meta:generator>
  </office:meta>
</office:document-meta>
</file>